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1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53in"/>
    </style:style>
    <style:style style:name="co5" style:family="table-column">
      <style:table-column-properties fo:break-before="auto" style:column-width="1.7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7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57in" fo:break-before="auto" style:use-optimal-row-height="false"/>
    </style:style>
    <style:style style:name="ro3" style:family="table-row">
      <style:table-row-properties style:row-height="0.3327in" fo:break-before="auto" style:use-optimal-row-height="fals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48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4835in" fo:break-before="auto" style:use-optimal-row-height="true"/>
    </style:style>
    <style:style style:name="ro9" style:family="table-row">
      <style:table-row-properties style:row-height="0.6374in" fo:break-before="auto" style:use-optimal-row-height="true"/>
    </style:style>
    <style:style style:name="ro10" style:family="table-row">
      <style:table-row-properties style:row-height="0.3189in" fo:break-before="auto" style:use-optimal-row-height="true"/>
    </style:style>
    <style:style style:name="ro11" style:family="table-row">
      <style:table-row-properties style:row-height="0.478in" fo:break-before="auto" style:use-optimal-row-height="true"/>
    </style:style>
    <style:style style:name="ro12" style:family="table-row">
      <style:table-row-properties style:row-height="0.5063in" fo:break-before="auto" style:use-optimal-row-height="true"/>
    </style:style>
    <style:style style:name="ro13" style:family="table-row">
      <style:table-row-properties style:row-height="0.3453in" fo:break-before="auto" style:use-optimal-row-height="tru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6217in" fo:break-before="auto" style:use-optimal-row-height="true"/>
    </style:style>
    <style:style style:name="ro18" style:family="table-row">
      <style:table-row-properties style:row-height="0.466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7972in" fo:break-before="auto" style:use-optimal-row-height="true"/>
    </style:style>
    <style:style style:name="ro21" style:family="table-row">
      <style:table-row-properties style:row-height="0.5126in" fo:break-before="auto" style:use-optimal-row-height="true"/>
    </style:style>
    <style:style style:name="ro22" style:family="table-row">
      <style:table-row-properties style:row-height="0.6764in" fo:break-before="auto" style:use-optimal-row-height="true"/>
    </style:style>
    <style:style style:name="ro23" style:family="table-row">
      <style:table-row-properties style:row-height="0.3484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6" style:family="table-cell" style:parent-style-name="Default" style:data-style-name="N121">
      <style:table-cell-properties fo:wrap-option="wrap"/>
    </style:style>
    <style:style style:name="ce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2">
      <style:table-cell-properties fo:background-color="#ffff00"/>
    </style:style>
    <style:style style:name="ce10" style:family="table-cell" style:parent-style-name="Default" style:data-style-name="N2">
      <style:table-cell-properties fo:background-color="transparent"/>
    </style:style>
    <style:style style:name="ce11" style:family="table-cell" style:parent-style-name="Default" style:data-style-name="N121"/>
    <style:style style:name="ce12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Исходные данные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2">
          <table:table-cell table:style-name="ce2" office:value-type="string" calcext:value-type="string">
            <text:p>Наименование операции</text:p>
          </table:table-cell>
          <table:table-cell table:style-name="ce2" office:value-type="string" calcext:value-type="string">
            <text:p>Коэффициент выполнения норм</text:p>
          </table:table-cell>
          <table:table-cell table:style-name="ce2" office:value-type="string" calcext:value-type="string">
            <text:p>Норма времени</text:p>
          </table:table-cell>
          <table:table-cell table:style-name="ce2" office:value-type="string" calcext:value-type="string">
            <text:p>Норма времени с учетом коэффициента выполнения норм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4" calcext:value-type="float">
            <text:p>6.40</text:p>
          </table:table-cell>
          <table:table-cell table:style-name="ce1" table:formula="of:=[.C4]/[.B4]" office:value-type="float" office:value="5.81818181818182" calcext:value-type="float">
            <text:p>5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8.2" calcext:value-type="float">
            <text:p>8.20</text:p>
          </table:table-cell>
          <table:table-cell table:style-name="ce1" table:formula="of:=[.C5]/[.B5]" office:value-type="float" office:value="7.45454545454545" calcext:value-type="float">
            <text:p>7.4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9.2" calcext:value-type="float">
            <text:p>9.20</text:p>
          </table:table-cell>
          <table:table-cell table:style-name="ce1" table:formula="of:=[.C6]/[.B6]" office:value-type="float" office:value="8.36363636363636" calcext:value-type="float">
            <text:p>8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.00</text:p>
          </table:table-cell>
          <table:table-cell table:style-name="ce1" table:formula="of:=[.C7]/[.B7]" office:value-type="float" office:value="3.63636363636364" calcext:value-type="float">
            <text:p>3.6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.6" calcext:value-type="float">
            <text:p>7.60</text:p>
          </table:table-cell>
          <table:table-cell table:style-name="ce1" table:formula="of:=[.C8]/[.B8]" office:value-type="float" office:value="6.90909090909091" calcext:value-type="float">
            <text:p>6.91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5" calcext:value-type="float">
            <text:p>5.00</text:p>
          </table:table-cell>
          <table:table-cell table:style-name="ce1" table:formula="of:=[.C9]/[.B9]" office:value-type="float" office:value="4.54545454545455" calcext:value-type="float">
            <text:p>4.5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office:value-type="float" office:value="1.1" calcext:value-type="float">
            <text:p>1.10</text:p>
          </table:table-cell>
          <table:table-cell office:value-type="float" office:value="6.8" calcext:value-type="float">
            <text:p>6.80</text:p>
          </table:table-cell>
          <table:table-cell table:style-name="ce1" table:formula="of:=[.C10]/[.B10]" office:value-type="float" office:value="6.18181818181818" calcext:value-type="float">
            <text:p>6.1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office:value-type="float" office:value="1.1" calcext:value-type="float">
            <text:p>1.10</text:p>
          </table:table-cell>
          <table:table-cell office:value-type="float" office:value="7" calcext:value-type="float">
            <text:p>7.00</text:p>
          </table:table-cell>
          <table:table-cell table:style-name="ce1" table:formula="of:=[.C11]/[.B11]" office:value-type="float" office:value="6.36363636363636" calcext:value-type="float">
            <text:p>6.3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Сумма</text:p>
          </table:table-cell>
          <table:table-cell/>
          <table:table-cell table:formula="of:=SUM([.C4:.C11])" office:value-type="float" office:value="54.2" calcext:value-type="float">
            <text:p>54.20</text:p>
          </table:table-cell>
          <table:table-cell table:style-name="ce1" table:formula="of:=SUM([.D4:.D11])" office:value-type="float" office:value="49.2727272727273" calcext:value-type="float">
            <text:p>49.2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араметр</text:p>
          </table:table-cell>
          <table:table-cell office:value-type="string" calcext:value-type="string">
            <text:p>Значение(я)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Число смен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 table:number-columns-repeated="13"/>
        </table:table-row>
        <table:table-row table:style-name="ro3">
          <table:table-cell table:style-name="ce2" office:value-type="string" calcext:value-type="string">
            <text:p>Продолжительность рабочей смены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рабочих дней в плановом периоде</text:p>
          </table:table-cell>
          <table:table-cell office:value-type="float" office:value="23" calcext:value-type="float">
            <text:p>23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отери времени на плановые ремонты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рабочих мест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- оборудования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1"/>
          <table:table-cell table:number-columns-repeated="13"/>
        </table:table-row>
        <table:table-row table:style-name="ro5">
          <table:table-cell table:style-name="ce2" office:value-type="string" calcext:value-type="string">
            <text:p>Коэффициент выполнения норм времени</text:p>
          </table:table-cell>
          <table:table-cell office:value-type="float" office:value="1.1" calcext:value-type="float">
            <text:p>1.1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Число операций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Число видов оборудования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Программа выпуска</text:p>
          </table:table-cell>
          <table:table-cell office:value-type="float" office:value="5000" calcext:value-type="float">
            <text:p>5000.00</text:p>
          </table:table-cell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 table:style-name="ce1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Расчет</text:p>
          </table:table-cell>
          <table:table-cell table:number-columns-repeated="2"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специализации</text:p>
          </table:table-cell>
          <table:table-cell table:formula="of:=[.B22]/[.B23]"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Такт выпуска изделий</text:p>
          </table:table-cell>
          <table:table-cell table:formula="of:=60*[.B17]*[.B16]*[.B15]*0.95/[.B24]" office:value-type="float" office:value="4.1952" calcext:value-type="float">
            <text:p>4.2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Коэффициент массовости</text:p>
          </table:table-cell>
          <table:table-cell table:formula="of:=SUM([.D4:.D11])/([.B22]*[.B29])" office:value-type="float" office:value="1.46812807710977" calcext:value-type="float">
            <text:p>1.47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запуска за смену</text:p>
          </table:table-cell>
          <table:table-cell table:formula="of:=[.B24]/([.B17]*[.B15])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4">
          <table:table-cell table:style-name="ce2" office:value-type="string" calcext:value-type="string">
            <text:p>Программа выпуска за смену</text:p>
          </table:table-cell>
          <table:table-cell table:formula="of:=[.B31]" office:value-type="float" office:value="108.695652173913" calcext:value-type="float">
            <text:p>108.7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Такт потока</text:p>
          </table:table-cell>
          <table:table-cell table:formula="of:=[.B16]*60/[.B32]" office:value-type="float" office:value="4.416" calcext:value-type="float">
            <text:p>4.42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Наименование операции</text:p>
          </table:table-cell>
          <table:table-cell office:value-type="string" calcext:value-type="string" table:number-columns-spanned="2" table:number-rows-spanned="1">
            <text:p>Число рабочих мест</text:p>
          </table:table-cell>
          <table:covered-table-cell/>
          <table:table-cell table:style-name="ce2" office:value-type="string" calcext:value-type="string" table:number-columns-spanned="1" table:number-rows-spanned="2">
            <text:p>Коэффициент загрузки рабочих мест</text:p>
          </table:table-cell>
          <table:table-cell table:number-columns-repeated="13"/>
        </table:table-row>
        <table:table-row table:style-name="ro1">
          <table:covered-table-cell table:style-name="ce2"/>
          <table:table-cell office:value-type="string" calcext:value-type="string">
            <text:p>расчетное</text:p>
          </table:table-cell>
          <table:table-cell office:value-type="string" calcext:value-type="string">
            <text:p>принятое</text:p>
          </table:table-cell>
          <table:covered-table-cell table:style-name="ce1"/>
          <table:table-cell table:number-columns-repeated="13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formula="of:=([.D4])/[.$B$33]" office:value-type="float" office:value="1.31752305665349" calcext:value-type="float">
            <text:p>1.32</text:p>
          </table:table-cell>
          <table:table-cell office:value-type="float" office:value="2" calcext:value-type="float">
            <text:p>2.00</text:p>
          </table:table-cell>
          <table:table-cell table:style-name="ce1" table:formula="of:=[.B37]/[.C37]" office:value-type="float" office:value="0.658761528326746" calcext:value-type="float">
            <text:p>0.66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formula="of:=([.D5])/[.$B$33]" office:value-type="float" office:value="1.68807641633729" calcext:value-type="float">
            <text:p>1.69</text:p>
          </table:table-cell>
          <table:table-cell office:value-type="float" office:value="2" calcext:value-type="float">
            <text:p>2.00</text:p>
          </table:table-cell>
          <table:table-cell table:style-name="ce1" table:formula="of:=[.B38]/[.C38]" office:value-type="float" office:value="0.844038208168643" calcext:value-type="float">
            <text:p>0.84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formula="of:=([.D6])/[.$B$33]" office:value-type="float" office:value="1.89393939393939" calcext:value-type="float">
            <text:p>1.89</text:p>
          </table:table-cell>
          <table:table-cell office:value-type="float" office:value="2" calcext:value-type="float">
            <text:p>2.00</text:p>
          </table:table-cell>
          <table:table-cell table:style-name="ce1" table:formula="of:=[.B39]/[.C39]" office:value-type="float" office:value="0.946969696969697" calcext:value-type="float">
            <text:p>0.9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formula="of:=([.D7])/[.$B$33]" office:value-type="float" office:value="0.82345191040843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style-name="ce1" table:formula="of:=[.B40]/[.C40]" office:value-type="float" office:value="0.823451910408432" calcext:value-type="float">
            <text:p>0.8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formula="of:=([.D8])/[.$B$33]" office:value-type="float" office:value="1.56455862977602" calcext:value-type="float">
            <text:p>1.56</text:p>
          </table:table-cell>
          <table:table-cell office:value-type="float" office:value="2" calcext:value-type="float">
            <text:p>2.00</text:p>
          </table:table-cell>
          <table:table-cell table:style-name="ce1" table:formula="of:=[.B41]/[.C41]" office:value-type="float" office:value="0.78227931488801" calcext:value-type="float">
            <text:p>0.78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formula="of:=([.D9])/[.$B$33]" office:value-type="float" office:value="1.02931488801054" calcext:value-type="float">
            <text:p>1.03</text:p>
          </table:table-cell>
          <table:table-cell office:value-type="float" office:value="1" calcext:value-type="float">
            <text:p>1.00</text:p>
          </table:table-cell>
          <table:table-cell table:style-name="ce1" table:formula="of:=[.B42]/[.C42]" office:value-type="float" office:value="1.02931488801054" calcext:value-type="float">
            <text:p>1.03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formula="of:=([.D10])/[.$B$33]" office:value-type="float" office:value="1.39986824769433" calcext:value-type="float">
            <text:p>1.40</text:p>
          </table:table-cell>
          <table:table-cell office:value-type="float" office:value="2" calcext:value-type="float">
            <text:p>2.00</text:p>
          </table:table-cell>
          <table:table-cell table:style-name="ce1" table:formula="of:=[.B43]/[.C43]" office:value-type="float" office:value="0.699934123847167" calcext:value-type="float">
            <text:p>0.7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formula="of:=([.D11])/[.$B$33]" office:value-type="float" office:value="1.44104084321476" calcext:value-type="float">
            <text:p>1.44</text:p>
          </table:table-cell>
          <table:table-cell office:value-type="float" office:value="2" calcext:value-type="float">
            <text:p>2.00</text:p>
          </table:table-cell>
          <table:table-cell table:style-name="ce1" table:formula="of:=[.B44]/[.C44]" office:value-type="float" office:value="0.720520421607378" calcext:value-type="float">
            <text:p>0.7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Сумма</text:p>
          </table:table-cell>
          <table:table-cell table:formula="of:=SUM([.B37:.B44])" office:value-type="float" office:value="11.1577733860343" calcext:value-type="float">
            <text:p>11.16</text:p>
          </table:table-cell>
          <table:table-cell table:formula="of:=SUM([.C37:.C44])" office:value-type="float" office:value="14" calcext:value-type="float">
            <text:p>14.00</text:p>
          </table:table-cell>
          <table:table-cell table:style-name="ce1"/>
          <table:table-cell table:number-columns-repeated="13"/>
        </table:table-row>
        <table:table-row table:style-name="ro1">
          <table:table-cell table:style-name="ce2" office:value-type="string" calcext:value-type="string">
            <text:p>Среднее</text:p>
          </table:table-cell>
          <table:table-cell table:number-columns-repeated="2"/>
          <table:table-cell table:style-name="ce1" table:formula="of:=AVERAGE([.D37:.D44])" office:value-type="float" office:value="0.813158761528327" calcext:value-type="float">
            <text:p>0.81</text:p>
          </table:table-cell>
          <table:table-cell table:number-columns-repeated="13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3"/>
        </table:table-row>
        <table:table-row table:style-name="ro6">
          <table:table-cell table:style-name="ce2" office:value-type="string" calcext:value-type="string">
            <text:p>Итоговое число рабочих на производстве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Наименование операции</text:p>
          </table:table-cell>
          <table:table-cell table:style-name="Default" office:value-type="string" calcext:value-type="string" table:number-columns-spanned="1" table:number-rows-spanned="2">
            <text:p>Рабочее место</text:p>
          </table:table-cell>
          <table:table-cell office:value-type="string" calcext:value-type="string" table:number-columns-spanned="2" table:number-rows-spanned="1">
            <text:p>Загрузка рабочих мест</text:p>
          </table:table-cell>
          <table:covered-table-cell/>
          <table:table-cell table:style-name="ce3" office:value-type="string" calcext:value-type="string" table:number-columns-spanned="1" table:number-rows-spanned="2">
            <text:p>Программа выпуска деталей за смену</text:p>
          </table:table-cell>
          <table:table-cell table:style-name="ce4" office:value-type="string" calcext:value-type="string" table:number-columns-spanned="1" table:number-rows-spanned="2">
            <text:p>Сумма по операции</text:p>
          </table:table-cell>
          <table:table-cell table:style-name="ce3" office:value-type="string" calcext:value-type="string" table:number-columns-spanned="1" table:number-rows-spanned="2">
            <text:p>Принятое значение</text:p>
          </table:table-cell>
          <table:table-cell table:number-columns-repeated="10"/>
        </table:table-row>
        <table:table-row table:style-name="ro1">
          <table:covered-table-cell table:style-name="ce2"/>
          <table:covered-table-cell/>
          <table:table-cell table:style-name="Default" office:value-type="string" calcext:value-type="string">
            <text:p>В %</text:p>
          </table:table-cell>
          <table:table-cell office:value-type="string" calcext:value-type="string">
            <text:p>В мин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. Фрезерная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2]" office:value-type="float" office:value="480" calcext:value-type="float">
            <text:p>480</text:p>
          </table:table-cell>
          <table:table-cell table:style-name="ce12" table:formula="of:=[.$B$32]*[.D52]/([.$B$16]*60)*[.$B$33]/[.$D$4]" office:value-type="float" office:value="82.5" calcext:value-type="float">
            <text:p>83</text:p>
          </table:table-cell>
          <table:table-cell table:style-name="ce12" table:formula="of:=SUM([.E52:.E53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52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2" calcext:value-type="float">
            <text:p>2</text:p>
          </table:table-cell>
          <table:table-cell table:formula="of:=[.B37]-1" office:value-type="float" office:value="0.317523056653492" calcext:value-type="float">
            <text:p>0.32</text:p>
          </table:table-cell>
          <table:table-cell table:style-name="ce12" table:formula="of:=[.$B$16]*60*[.C53]" office:value-type="float" office:value="152.411067193676" calcext:value-type="float">
            <text:p>152</text:p>
          </table:table-cell>
          <table:table-cell table:style-name="ce12" table:formula="of:=[.$B$32]*[.D53]/([.$B$16]*60)*[.$B$33]/[.$D$4]" office:value-type="float" office:value="26.1956521739131" calcext:value-type="float">
            <text:p>26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2. Шлифовальная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4]" office:value-type="float" office:value="480" calcext:value-type="float">
            <text:p>480</text:p>
          </table:table-cell>
          <table:table-cell table:style-name="ce12" table:formula="of:=[.$B$32]*[.D54]/([.$B$16]*60)*[.$B$33]/[.$D$5]" office:value-type="float" office:value="64.390243902439" calcext:value-type="float">
            <text:p>64</text:p>
          </table:table-cell>
          <table:table-cell table:style-name="ce12" table:formula="of:=SUM([.E54:.E55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5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4" calcext:value-type="float">
            <text:p>4</text:p>
          </table:table-cell>
          <table:table-cell table:formula="of:=[.B38]-1" office:value-type="float" office:value="0.688076416337286" calcext:value-type="float">
            <text:p>0.69</text:p>
          </table:table-cell>
          <table:table-cell table:style-name="ce12" table:formula="of:=[.$B$16]*60*[.C55]" office:value-type="float" office:value="330.276679841897" calcext:value-type="float">
            <text:p>330</text:p>
          </table:table-cell>
          <table:table-cell table:style-name="ce12" table:formula="of:=[.$B$32]*[.D55]/([.$B$16]*60)*[.$B$33]/[.$D$5]" office:value-type="float" office:value="44.305408271474" calcext:value-type="float">
            <text:p>44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3. Слесарная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6]" office:value-type="float" office:value="480" calcext:value-type="float">
            <text:p>480</text:p>
          </table:table-cell>
          <table:table-cell table:style-name="ce12" table:formula="of:=[.$B$32]*[.D56]/([.$B$16]*60)*[.$B$33]/[.$D$6]" office:value-type="float" office:value="57.3913043478261" calcext:value-type="float">
            <text:p>57</text:p>
          </table:table-cell>
          <table:table-cell table:style-name="ce12" table:formula="of:=SUM([.E56:.E57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56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6" calcext:value-type="float">
            <text:p>6</text:p>
          </table:table-cell>
          <table:table-cell table:formula="of:=[.B39]-1" office:value-type="float" office:value="0.893939393939394" calcext:value-type="float">
            <text:p>0.89</text:p>
          </table:table-cell>
          <table:table-cell table:style-name="ce12" table:formula="of:=[.$B$16]*60*[.C57]" office:value-type="float" office:value="429.090909090909" calcext:value-type="float">
            <text:p>429</text:p>
          </table:table-cell>
          <table:table-cell table:style-name="ce12" table:formula="of:=[.$B$32]*[.D57]/([.$B$16]*60)*[.$B$33]/[.$D$6]" office:value-type="float" office:value="51.3043478260869" calcext:value-type="float">
            <text:p>51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ce8" office:value-type="float" office:value="7" calcext:value-type="float">
            <text:p>7</text:p>
          </table:table-cell>
          <table:table-cell table:formula="of:=[.B40]" office:value-type="float" office:value="0.823451910408432" calcext:value-type="float">
            <text:p>0.82</text:p>
          </table:table-cell>
          <table:table-cell table:style-name="ce12" table:formula="of:=[.$B$16]*60*[.C58]" office:value-type="float" office:value="395.256916996047" calcext:value-type="float">
            <text:p>395</text:p>
          </table:table-cell>
          <table:table-cell table:style-name="ce12" table:formula="of:=[.$B$32]*[.D58]/([.$B$16]*60)*[.$B$33]/[.$D$7]" office:value-type="float" office:value="108.695652173913" calcext:value-type="float">
            <text:p>109</text:p>
          </table:table-cell>
          <table:table-cell table:style-name="ce12" table:formula="of:=[.E58]" office:value-type="float" office:value="108.695652173913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5. Фрезерная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59]" office:value-type="float" office:value="480" calcext:value-type="float">
            <text:p>480</text:p>
          </table:table-cell>
          <table:table-cell table:style-name="ce12" table:formula="of:=[.$B$32]*[.D59]/([.$B$16]*60)*[.$B$33]/[.$D$8]" office:value-type="float" office:value="69.4736842105263" calcext:value-type="float">
            <text:p>69</text:p>
          </table:table-cell>
          <table:table-cell table:style-name="ce12" table:formula="of:=SUM([.E59:.E60])" office:value-type="float" office:value="108.695652173913" calcext:value-type="float" table:number-columns-spanned="1" table:number-rows-spanned="2">
            <text:p>109</text:p>
          </table:table-cell>
          <table:table-cell table:formula="of:=109"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9" calcext:value-type="float">
            <text:p>9</text:p>
          </table:table-cell>
          <table:table-cell table:formula="of:=[.B41]-1" office:value-type="float" office:value="0.564558629776021" calcext:value-type="float">
            <text:p>0.56</text:p>
          </table:table-cell>
          <table:table-cell table:style-name="ce12" table:formula="of:=[.$B$16]*60*[.C60]" office:value-type="float" office:value="270.98814229249" calcext:value-type="float">
            <text:p>271</text:p>
          </table:table-cell>
          <table:table-cell table:style-name="ce12" table:formula="of:=[.$B$32]*[.D60]/([.$B$16]*60)*[.$B$33]/[.$D$8]" office:value-type="float" office:value="39.2219679633867" calcext:value-type="float">
            <text:p>39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61]" office:value-type="float" office:value="480" calcext:value-type="float">
            <text:p>480</text:p>
          </table:table-cell>
          <table:table-cell table:style-name="ce12" table:formula="of:=[.$B$32]*[.D61]/([.$B$16]*60)*[.$B$33]/[.$D$9]" office:value-type="float" office:value="105.6" calcext:value-type="float">
            <text:p>106</text:p>
          </table:table-cell>
          <table:table-cell table:style-name="ce12" table:formula="of:=[.E61]" office:value-type="float" office:value="105.6" calcext:value-type="float">
            <text:p>106</text:p>
          </table:table-cell>
          <table:table-cell table:formula="of:=109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7. Сверлильная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62]" office:value-type="float" office:value="480" calcext:value-type="float">
            <text:p>480</text:p>
          </table:table-cell>
          <table:table-cell table:style-name="ce12" table:formula="of:=[.$B$32]*[.D62]/([.$B$16]*60)*[.$B$33]/[.$D$10]" office:value-type="float" office:value="77.6470588235294" calcext:value-type="float">
            <text:p>78</text:p>
          </table:table-cell>
          <table:table-cell table:style-name="ce12" table:formula="of:=SUM([.E62:.E63])" office:value-type="float" office:value="108.695652173913" calcext:value-type="float" table:number-columns-spanned="1" table:number-rows-spanned="2">
            <text:p>109</text:p>
          </table:table-cell>
          <table:table-cell office:value-type="float" office:value="109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2" calcext:value-type="float">
            <text:p>12</text:p>
          </table:table-cell>
          <table:table-cell table:formula="of:=[.B43]-1" office:value-type="float" office:value="0.399868247694334" calcext:value-type="float">
            <text:p>0.40</text:p>
          </table:table-cell>
          <table:table-cell table:style-name="ce12" table:formula="of:=[.$B$16]*60*[.C63]" office:value-type="float" office:value="191.936758893281" calcext:value-type="float">
            <text:p>192</text:p>
          </table:table-cell>
          <table:table-cell table:style-name="ce12" table:formula="of:=[.$B$32]*[.D63]/([.$B$16]*60)*[.$B$33]/[.$D$10]" office:value-type="float" office:value="31.0485933503836" calcext:value-type="float">
            <text:p>31</text:p>
          </table:table-cell>
          <table:covered-table-cell table:number-columns-repeated="2" table:style-name="ce1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8. Токарная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.00</text:p>
          </table:table-cell>
          <table:table-cell table:style-name="ce12" table:formula="of:=[.$B$16]*60*[.C64]" office:value-type="float" office:value="480" calcext:value-type="float">
            <text:p>480</text:p>
          </table:table-cell>
          <table:table-cell table:style-name="ce12" table:formula="of:=[.$B$32]*[.D64]/([.$B$16]*60)*[.$B$33]/[.$D$11]" office:value-type="float" office:value="75.4285714285714" calcext:value-type="float">
            <text:p>75</text:p>
          </table:table-cell>
          <table:table-cell table:style-name="ce12" table:formula="of:=SUM([.E64:.E65])" office:value-type="float" office:value="108.695652173913" calcext:value-type="float" table:number-columns-spanned="1" table:number-rows-spanned="2">
            <text:p>109</text:p>
          </table:table-cell>
          <table:table-cell table:style-name="ce12" table:formula="of:=[.F64]" office:value-type="float" office:value="108.695652173913" calcext:value-type="float" table:number-columns-spanned="1" table:number-rows-spanned="2">
            <text:p>109</text:p>
          </table:table-cell>
          <table:table-cell table:number-columns-repeated="10"/>
        </table:table-row>
        <table:table-row table:style-name="ro1">
          <table:covered-table-cell table:style-name="ce1"/>
          <table:table-cell table:style-name="ce8" office:value-type="float" office:value="14" calcext:value-type="float">
            <text:p>14</text:p>
          </table:table-cell>
          <table:table-cell table:formula="of:=[.B44]-1" office:value-type="float" office:value="0.441040843214756" calcext:value-type="float">
            <text:p>0.44</text:p>
          </table:table-cell>
          <table:table-cell table:style-name="ce12" table:formula="of:=[.$B$16]*60*[.C65]" office:value-type="float" office:value="211.699604743083" calcext:value-type="float">
            <text:p>212</text:p>
          </table:table-cell>
          <table:table-cell table:style-name="ce12" table:formula="of:=[.$B$32]*[.D65]/([.$B$16]*60)*[.$B$33]/[.$D$11]" office:value-type="float" office:value="33.2670807453416" calcext:value-type="float">
            <text:p>33</text:p>
          </table:table-cell>
          <table:covered-table-cell table:style-name="ce12"/>
          <table:covered-table-cell/>
          <table:table-cell table:number-columns-repeated="10"/>
        </table:table-row>
        <table:table-row table:style-name="ro1">
          <table:table-cell table:style-name="Default" office:value-type="string" calcext:value-type="string">
            <text:p>Cумма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office:value-type="string" calcext:value-type="string">
            <text:p>Среднее</text:p>
          </table:table-cell>
          <table:table-cell table:style-name="Default"/>
          <table:table-cell table:formula="of:=AVERAGE([.C52:.C65])" office:value-type="float" office:value="0.79488989271598" calcext:value-type="float">
            <text:p>0.79</text:p>
          </table:table-cell>
          <table:table-cell table:style-name="ce1" table:formula="of:=60*[.B16]*[.C67]" office:value-type="float" office:value="381.54714850367" calcext:value-type="float">
            <text:p>381.55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7">
          <table:table-cell office:value-type="string" calcext:value-type="string">
            <text:p>Суммарная площадь эпюр</text:p>
          </table:table-cell>
          <table:table-cell table:style-name="Default" office:value-type="float" office:value="35711" calcext:value-type="float">
            <text:p>35711</text:p>
          </table:table-cell>
          <table:table-cell table:style-name="Default"/>
          <table:table-cell table:number-columns-repeated="14"/>
        </table:table-row>
        <table:table-row table:style-name="ro8">
          <table:table-cell office:value-type="string" calcext:value-type="string">
            <text:p>Средняя величина межоперационного задела</text:p>
          </table:table-cell>
          <table:table-cell table:formula="of:=[.B69]/([.B16]*60)" office:value-type="float" office:value="74.3979166666667" calcext:value-type="float">
            <text:p>74.40</text:p>
          </table:table-cell>
          <table:table-cell table:style-name="Default" office:value-type="string" calcext:value-type="string">
            <text:p>шт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Величина незавершенного производства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formula="of:=[.B70]*[.D12]/(2*60)" office:value-type="float" office:value="30.548235479798" calcext:value-type="float">
            <text:p>30.55</text:p>
          </table:table-cell>
          <table:table-cell table:style-name="Default" office:value-type="string" calcext:value-type="string">
            <text:p>Нормо-ч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???</text:p>
          </table:table-cell>
          <table:table-cell table:style-name="Default" office:value-type="string" calcext:value-type="string">
            <text:p>у. е.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Длительность производственного цикла</text:p>
          </table:table-cell>
          <table:table-cell table:formula="of:=[.B70]*[.B33]/60" office:value-type="float" office:value="5.47568666666667" calcext:value-type="float">
            <text:p>5.48</text:p>
          </table:table-cell>
          <table:table-cell table:style-name="Default" office:value-type="string" calcext:value-type="string">
            <text:p>ч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9">
          <table:table-cell office:value-type="string" calcext:value-type="string">
            <text:p>Наименование оборудования</text:p>
          </table:table-cell>
          <table:table-cell table:style-name="Default" office:value-type="string" calcext:value-type="string">
            <text:p>Ширина</text:p>
          </table:table-cell>
          <table:table-cell table:style-name="Default" office:value-type="string" calcext:value-type="string">
            <text:p>Длина</text:p>
          </table:table-cell>
          <table:table-cell office:value-type="string" calcext:value-type="string">
            <text:p>Количество</text:p>
          </table:table-cell>
          <table:table-cell table:style-name="ce3" office:value-type="string" calcext:value-type="string">
            <text:p>Коэффициент дополнительной площади</text:p>
          </table:table-cell>
          <table:table-cell table:style-name="ce3" office:value-type="string" calcext:value-type="string">
            <text:p>Производственная площадь участка</text:p>
          </table:table-cell>
          <table:table-cell table:style-name="ce3" office:value-type="string" calcext:value-type="string">
            <text:p>Установленная мощность единицы</text:p>
          </table:table-cell>
          <table:table-cell table:style-name="ce3" office:value-type="string" calcext:value-type="string">
            <text:p>Установленная мощность всего</text:p>
          </table:table-cell>
          <table:table-cell/>
          <table:table-cell table:style-name="ce3" office:value-type="string" calcext:value-type="string">
            <text:p>Оптовая цена единицы</text:p>
          </table:table-cell>
          <table:table-cell table:style-name="ce3" office:value-type="string" calcext:value-type="string">
            <text:p>Оптовая цена принятого кол-ва</text:p>
          </table:table-cell>
          <table:table-cell table:style-name="ce3" office:value-type="string" calcext:value-type="string">
            <text:p>Затраты на пуск и наладку</text:p>
          </table:table-cell>
          <table:table-cell table:style-name="ce3" office:value-type="string" calcext:value-type="string">
            <text:p>Балансовая стоимость</text:p>
          </table:table-cell>
          <table:table-cell table:style-name="ce3" office:value-type="string" calcext:value-type="string">
            <text:p>Норма амотр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Универсальный фрезерный станок</text:p>
          </table:table-cell>
          <table:table-cell table:style-name="Default" office:value-type="float" office:value="2470" calcext:value-type="float">
            <text:p>2470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table:formula="of:=[.B77]*[.C77]*[.D77]*[.E77]/1000000" office:value-type="float" office:value="43.225" calcext:value-type="float">
            <text:p>43.23</text:p>
          </table:table-cell>
          <table:table-cell office:value-type="float" office:value="8" calcext:value-type="float">
            <text:p>8</text:p>
          </table:table-cell>
          <table:table-cell table:formula="of:=[.D77]*[.G77]" office:value-type="float" office:value="32" calcext:value-type="float">
            <text:p>32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J77]*[.D77]" office:value-type="float" office:value="9600" calcext:value-type="float">
            <text:p>9600</text:p>
          </table:table-cell>
          <table:table-cell table:formula="of:=0.1*[.K77]" office:value-type="float" office:value="960" calcext:value-type="float">
            <text:p>960</text:p>
          </table:table-cell>
          <table:table-cell table:formula="of:=[.K77]+[.L77]" office:value-type="float" office:value="10560" calcext:value-type="float">
            <text:p>10560</text:p>
          </table:table-cell>
          <table:table-cell office:value-type="float" office:value="14.2" calcext:value-type="float">
            <text:p>14.2</text:p>
          </table:table-cell>
          <table:table-cell table:style-name="ce1" table:formula="of:=[.M77]*[.N77]/100" office:value-type="float" office:value="1499.52" calcext:value-type="float">
            <text:p>1499.52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Плоскошлифовальный станок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[.B78]*[.C78]*[.D78]*[.E78]/1000000" office:value-type="float" office:value="24.18" calcext:value-type="float">
            <text:p>24.18</text:p>
          </table:table-cell>
          <table:table-cell office:value-type="float" office:value="7" calcext:value-type="float">
            <text:p>7</text:p>
          </table:table-cell>
          <table:table-cell table:formula="of:=[.D78]*[.G78]" office:value-type="float" office:value="14" calcext:value-type="float">
            <text:p>14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78]*[.D78]" office:value-type="float" office:value="7600" calcext:value-type="float">
            <text:p>7600</text:p>
          </table:table-cell>
          <table:table-cell table:formula="of:=0.1*[.K78]" office:value-type="float" office:value="760" calcext:value-type="float">
            <text:p>760</text:p>
          </table:table-cell>
          <table:table-cell table:formula="of:=[.K78]+[.L78]" office:value-type="float" office:value="8360" calcext:value-type="float">
            <text:p>8360</text:p>
          </table:table-cell>
          <table:table-cell office:value-type="float" office:value="16.4" calcext:value-type="float">
            <text:p>16.4</text:p>
          </table:table-cell>
          <table:table-cell table:style-name="ce1" table:formula="of:=[.M78]*[.N78]/100" office:value-type="float" office:value="1371.04" calcext:value-type="float">
            <text:p>1371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стак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table:formula="of:=[.B79]*[.C79]*[.D79]*[.E79]/1000000"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table:formula="of:=[.D79]*[.G79]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J79]*[.D79]" office:value-type="float" office:value="1080" calcext:value-type="float">
            <text:p>1080</text:p>
          </table:table-cell>
          <table:table-cell table:formula="of:=0.1*[.K79]" office:value-type="float" office:value="108" calcext:value-type="float">
            <text:p>108</text:p>
          </table:table-cell>
          <table:table-cell table:formula="of:=[.K79]+[.L79]" office:value-type="float" office:value="1188" calcext:value-type="float">
            <text:p>1188</text:p>
          </table:table-cell>
          <table:table-cell office:value-type="float" office:value="7.7" calcext:value-type="float">
            <text:p>7.7</text:p>
          </table:table-cell>
          <table:table-cell table:style-name="ce1" table:formula="of:=[.M79]*[.N79]/100" office:value-type="float" office:value="91.476" calcext:value-type="float">
            <text:p>91.48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Токарно-винторезный станок</text:p>
          </table:table-cell>
          <table:table-cell table:style-name="Default" office:value-type="float" office:value="2135" calcext:value-type="float">
            <text:p>2135</text:p>
          </table:table-cell>
          <table:table-cell table:style-name="Default"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1" table:formula="of:=[.B80]*[.C80]*[.D80]*[.E80]/1000000" office:value-type="float" office:value="27.4614375" calcext:value-type="float">
            <text:p>27.46</text:p>
          </table:table-cell>
          <table:table-cell office:value-type="float" office:value="10" calcext:value-type="float">
            <text:p>10</text:p>
          </table:table-cell>
          <table:table-cell table:formula="of:=[.D80]*[.G80]" office:value-type="float" office:value="30" calcext:value-type="float">
            <text:p>30</text:p>
          </table:table-cell>
          <table:table-cell/>
          <table:table-cell office:value-type="float" office:value="4425" calcext:value-type="float">
            <text:p>4425</text:p>
          </table:table-cell>
          <table:table-cell table:formula="of:=[.J80]*[.D80]" office:value-type="float" office:value="13275" calcext:value-type="float">
            <text:p>13275</text:p>
          </table:table-cell>
          <table:table-cell table:formula="of:=0.1*[.K80]" office:value-type="float" office:value="1327.5" calcext:value-type="float">
            <text:p>1327.5</text:p>
          </table:table-cell>
          <table:table-cell table:formula="of:=[.K80]+[.L80]" office:value-type="float" office:value="14602.5" calcext:value-type="float">
            <text:p>14602.5</text:p>
          </table:table-cell>
          <table:table-cell office:value-type="float" office:value="16.2" calcext:value-type="float">
            <text:p>16.2</text:p>
          </table:table-cell>
          <table:table-cell table:style-name="ce1" table:formula="of:=[.M80]*[.N80]/100" office:value-type="float" office:value="2365.605" calcext:value-type="float">
            <text:p>2365.61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Настольно-сверлильный станок</text:p>
          </table:table-cell>
          <table:table-cell table:style-name="Default" office:value-type="float" office:value="710" calcext:value-type="float">
            <text:p>710</text:p>
          </table:table-cell>
          <table:table-cell table:style-name="Default"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table:formula="of:=[.B81]*[.C81]*[.D81]*[.E81]/1000000" office:value-type="float" office:value="2.0448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table:formula="of:=[.D81]*[.G81]" office:value-type="float" office:value="7" calcext:value-type="float">
            <text:p>7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J81]*[.D81]" office:value-type="float" office:value="1260" calcext:value-type="float">
            <text:p>1260</text:p>
          </table:table-cell>
          <table:table-cell table:formula="of:=0.1*[.K81]" office:value-type="float" office:value="126" calcext:value-type="float">
            <text:p>126</text:p>
          </table:table-cell>
          <table:table-cell table:formula="of:=[.K81]+[.L81]" office:value-type="float" office:value="1386" calcext:value-type="float">
            <text:p>1386</text:p>
          </table:table-cell>
          <table:table-cell office:value-type="float" office:value="10.7" calcext:value-type="float">
            <text:p>10.7</text:p>
          </table:table-cell>
          <table:table-cell table:style-name="ce1" table:formula="of:=[.M81]*[.N81]/100" office:value-type="float" office:value="148.302" calcext:value-type="float">
            <text:p>148.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Контрольный стол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table:formula="of:=[.B82]*[.C82]*[.D82]*[.E82]/1000000"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table:formula="of:=[.D82]*[.G82]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Электрокар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" calcext:value-type="float">
            <text:p>15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B83]*[.C83]*[.D83]*[.E83]/1000000" office:value-type="float" office:value="18" calcext:value-type="float">
            <text:p>18.00</text:p>
          </table:table-cell>
          <table:table-cell office:value-type="float" office:value="3.5" calcext:value-type="float">
            <text:p>3.5</text:p>
          </table:table-cell>
          <table:table-cell table:formula="of:=[.D83]*[.G83]" office:value-type="float" office:value="3.5" calcext:value-type="float">
            <text:p>3.5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J83]*[.D83]" office:value-type="float" office:value="3800" calcext:value-type="float">
            <text:p>3800</text:p>
          </table:table-cell>
          <table:table-cell table:formula="of:=0.1*[.K83]" office:value-type="float" office:value="380" calcext:value-type="float">
            <text:p>380</text:p>
          </table:table-cell>
          <table:table-cell table:formula="of:=[.K83]+[.L83]" office:value-type="float" office:value="4180" calcext:value-type="float">
            <text:p>4180</text:p>
          </table:table-cell>
          <table:table-cell office:value-type="float" office:value="15.2" calcext:value-type="float">
            <text:p>15.2</text:p>
          </table:table-cell>
          <table:table-cell table:style-name="ce1" table:formula="of:=[.M83]*[.N83]/100" office:value-type="float" office:value="635.36" calcext:value-type="float">
            <text:p>63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table:style-name="Default" table:number-columns-repeated="2"/>
          <table:table-cell table:formula="of:=SUM([.D77:.D83])" office:value-type="float" office:value="16" calcext:value-type="float">
            <text:p>16</text:p>
          </table:table-cell>
          <table:table-cell/>
          <table:table-cell table:style-name="ce1" table:formula="of:=SUM([.F77:.F83])" office:value-type="float" office:value="128.3512375" calcext:value-type="float">
            <text:p>128.35</text:p>
          </table:table-cell>
          <table:table-cell/>
          <table:table-cell table:formula="of:=SUM([.H77:.H83])" office:value-type="float" office:value="86.5" calcext:value-type="float">
            <text:p>86.5</text:p>
          </table:table-cell>
          <table:table-cell table:style-name="ce3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Cумма</text:p>
          </table:table-cell>
          <table:table-cell/>
          <table:table-cell table:formula="of:=SUM([.K77:.K84])" office:value-type="float" office:value="36615" calcext:value-type="float">
            <text:p>36615</text:p>
          </table:table-cell>
          <table:table-cell table:formula="of:=0.1*[.K85]" office:value-type="float" office:value="3661.5" calcext:value-type="float">
            <text:p>3661.5</text:p>
          </table:table-cell>
          <table:table-cell table:formula="of:=[.K85]+[.L85]" office:value-type="float" office:value="40276.5" calcext:value-type="float">
            <text:p>40276.5</text:p>
          </table:table-cell>
          <table:table-cell/>
          <table:table-cell table:formula="of:=SUM([.O77:.O84])" office:value-type="float" office:value="6111.303" calcext:value-type="float">
            <text:p>6111.303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2">
          <table:table-cell office:value-type="string" calcext:value-type="string">
            <text:p>Коэффициент вспомогательной площади</text:p>
          </table:table-cell>
          <table:table-cell office:value-type="float" office:value="0.4" calcext:value-type="float">
            <text:p>0.40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2">
          <table:table-cell table:style-name="Default"/>
          <table:table-cell table:style-name="Default" office:value-type="string" calcext:value-type="string">
            <text:p>Площадь</text:p>
          </table:table-cell>
          <table:table-cell table:style-name="ce3" office:value-type="string" calcext:value-type="string">
            <text:p>Стоимость 1м^2</text:p>
          </table:table-cell>
          <table:table-cell table:style-name="ce3" office:value-type="string" calcext:value-type="string">
            <text:p>Стоимость здания, у. е.</text:p>
          </table:table-cell>
          <table:table-cell table:style-name="ce3" office:value-type="string" calcext:value-type="string">
            <text:p>Норма амортизации, %</text:p>
          </table:table-cell>
          <table:table-cell table:style-name="ce3" office:value-type="string" calcext:value-type="string">
            <text:p>Сумма амортизационных отчислений, у.е.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Производственная площадь</text:p>
          </table:table-cell>
          <table:table-cell table:formula="of:=[.F84]" office:value-type="float" office:value="128.3512375" calcext:value-type="float">
            <text:p>128.35</text:p>
          </table:table-cell>
          <table:table-cell office:value-type="float" office:value="170" calcext:value-type="float">
            <text:p>170.00</text:p>
          </table:table-cell>
          <table:table-cell table:style-name="ce1" table:formula="of:=[.B91]*[.C91]" office:value-type="float" office:value="21819.710375" calcext:value-type="float">
            <text:p>21819.71</text:p>
          </table:table-cell>
          <table:table-cell table:style-name="ce1" office:value-type="float" office:value="2.7" calcext:value-type="float">
            <text:p>2.70</text:p>
          </table:table-cell>
          <table:table-cell table:style-name="ce1" table:formula="of:=[.D91]*[.E91]/100" office:value-type="float" office:value="589.132180125" calcext:value-type="float">
            <text:p>589.13</text:p>
          </table:table-cell>
          <table:table-cell table:number-columns-repeated="11"/>
        </table:table-row>
        <table:table-row table:style-name="ro13">
          <table:table-cell office:value-type="string" calcext:value-type="string">
            <text:p>Вспомогательная площадь</text:p>
          </table:table-cell>
          <table:table-cell table:formula="of:=[.B91]*[.B88]" office:value-type="float" office:value="51.340495" calcext:value-type="float">
            <text:p>51.34</text:p>
          </table:table-cell>
          <table:table-cell office:value-type="float" office:value="250" calcext:value-type="float">
            <text:p>250.00</text:p>
          </table:table-cell>
          <table:table-cell table:style-name="ce1" table:formula="of:=[.B92]*[.C92]" office:value-type="float" office:value="12835.12375" calcext:value-type="float">
            <text:p>12835.12</text:p>
          </table:table-cell>
          <table:table-cell table:style-name="ce1" office:value-type="float" office:value="3.1" calcext:value-type="float">
            <text:p>3.10</text:p>
          </table:table-cell>
          <table:table-cell table:style-name="ce1" table:formula="of:=[.D92]*[.E92]/100" office:value-type="float" office:value="397.88883625" calcext:value-type="float">
            <text:p>397.89</text:p>
          </table:table-cell>
          <table:table-cell table:number-columns-repeated="11"/>
        </table:table-row>
        <table:table-row table:style-name="ro14">
          <table:table-cell office:value-type="string" calcext:value-type="string">
            <text:p>Сумма</text:p>
          </table:table-cell>
          <table:table-cell table:formula="of:=[.B91]+[.B92]" office:value-type="float" office:value="179.6917325" calcext:value-type="float">
            <text:p>179.69</text:p>
          </table:table-cell>
          <table:table-cell/>
          <table:table-cell table:style-name="ce1" table:formula="of:=SUM([.D91:.D92])" office:value-type="float" office:value="34654.834125" calcext:value-type="float">
            <text:p>34654.83</text:p>
          </table:table-cell>
          <table:table-cell table:style-name="ce1"/>
          <table:table-cell table:style-name="ce1" table:formula="of:=SUM([.F91:.F92])" office:value-type="float" office:value="987.021016375" calcext:value-type="float">
            <text:p>987.0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1">
          <table:table-cell office:value-type="string" calcext:value-type="string">
            <text:p>Группа производственных фондов</text:p>
          </table:table-cell>
          <table:table-cell table:style-name="ce3" office:value-type="string" calcext:value-type="string">
            <text:p>Стоимость производственных фондов</text:p>
          </table:table-cell>
          <table:table-cell table:style-name="ce3" office:value-type="string" calcext:value-type="string">
            <text:p>Норма амортизации</text:p>
          </table:table-cell>
          <table:table-cell table:style-name="ce3" office:value-type="string" calcext:value-type="string">
            <text:p>Сумма амортизационных отчислений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дание</text:p>
          </table:table-cell>
          <table:table-cell table:formula="of:=[.D93]" office:value-type="float" office:value="34654.834125" calcext:value-type="float">
            <text:p>34654.83</text:p>
          </table:table-cell>
          <table:table-cell/>
          <table:table-cell table:style-name="ce1" table:formula="of:=[.F93]" office:value-type="float" office:value="987.021016375" calcext:value-type="float">
            <text:p>987.0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Технологическое оборудования и транспортные средства</text:p>
          </table:table-cell>
          <table:table-cell table:formula="of:=[.M85]" office:value-type="float" office:value="40276.5" calcext:value-type="float">
            <text:p>40276.50</text:p>
          </table:table-cell>
          <table:table-cell/>
          <table:table-cell table:style-name="ce1" table:formula="of:=[.O85]" office:value-type="float" office:value="6111.303" calcext:value-type="float">
            <text:p>6111.30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Энергетическое оборудование</text:p>
          </table:table-cell>
          <table:table-cell table:formula="of:=45*[.H84]" office:value-type="float" office:value="3892.5" calcext:value-type="float">
            <text:p>3892.50</text:p>
          </table:table-cell>
          <table:table-cell office:value-type="float" office:value="8.2" calcext:value-type="float">
            <text:p>8.20</text:p>
          </table:table-cell>
          <table:table-cell table:style-name="ce1" table:formula="of:=[.B98]*[.C98]/100" office:value-type="float" office:value="319.185" calcext:value-type="float">
            <text:p>319.19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Дорогостоящая оснастка...</text:p>
          </table:table-cell>
          <table:table-cell table:formula="of:=0.1*[.M85]" office:value-type="float" office:value="4027.65" calcext:value-type="float">
            <text:p>4027.65</text:p>
          </table:table-cell>
          <table:table-cell office:value-type="float" office:value="4.5" calcext:value-type="float">
            <text:p>4.50</text:p>
          </table:table-cell>
          <table:table-cell table:style-name="ce1" table:formula="of:=[.B99]*[.C99]/100" office:value-type="float" office:value="181.24425" calcext:value-type="float">
            <text:p>181.24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Измерительные и регулирующие приборы</text:p>
          </table:table-cell>
          <table:table-cell table:formula="of:=0.0175*[.K85]" office:value-type="float" office:value="640.7625" calcext:value-type="float">
            <text:p>640.76</text:p>
          </table:table-cell>
          <table:table-cell office:value-type="float" office:value="11.5" calcext:value-type="float">
            <text:p>11.50</text:p>
          </table:table-cell>
          <table:table-cell table:style-name="ce1" table:formula="of:=[.B100]*[.C100]/100" office:value-type="float" office:value="73.6876875" calcext:value-type="float">
            <text:p>73.69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Производственный и хозяйственны инвертарь</text:p>
          </table:table-cell>
          <table:table-cell table:style-name="ce10" table:formula="of:=0.0175*[.M85]+15.4*[.B135]" office:value-type="float" office:value="1690.43875" calcext:value-type="float">
            <text:p>1690.44</text:p>
          </table:table-cell>
          <table:table-cell table:style-name="ce10" office:value-type="float" office:value="18.5" calcext:value-type="float">
            <text:p>18.50</text:p>
          </table:table-cell>
          <table:table-cell table:style-name="ce10" table:formula="of:=[.B101]*[.C101]/100" office:value-type="float" office:value="312.73116875" calcext:value-type="float">
            <text:p>312.73</text:p>
          </table:table-cell>
          <table:table-cell table:number-columns-repeated="13"/>
        </table:table-row>
        <table:table-row table:style-name="ro16">
          <table:table-cell office:value-type="string" calcext:value-type="string">
            <text:p>Сумма</text:p>
          </table:table-cell>
          <table:table-cell table:formula="of:=SUM([.B96:.B101])" office:value-type="float" office:value="85182.685375" calcext:value-type="float">
            <text:p>85182.69</text:p>
          </table:table-cell>
          <table:table-cell/>
          <table:table-cell table:style-name="ce1" table:formula="of:=SUM([.D96:.D101])" office:value-type="float" office:value="7985.172122625" calcext:value-type="float">
            <text:p>7985.17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4"/>
        </table:table-row>
        <table:table-row table:style-name="ro17">
          <table:table-cell office:value-type="string" calcext:value-type="string">
            <text:p>Численность основных производственных рабочих</text:p>
          </table:table-cell>
          <table:table-cell table:formula="of:=[.B48]*[.B15]/(1-0.1)" office:value-type="float" office:value="26.6666666666667" calcext:value-type="float">
            <text:p>26.67</text:p>
          </table:table-cell>
          <table:table-cell table:style-name="Default"/>
          <table:table-cell table:number-columns-repeated="14"/>
        </table:table-row>
        <table:table-row table:style-name="ro18">
          <table:table-cell office:value-type="string" calcext:value-type="string">
            <text:p>Численность транспортных рабочих</text:p>
          </table:table-cell>
          <table:table-cell table:formula="of:=[.B22]*0.5*[.B24]/(60*[.B15]*[.B16]*[.B17]*1.1)" office:value-type="float" office:value="0.823451910408432" calcext:value-type="float">
            <text:p>0.82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3"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Наименование оборудования</text:p>
          </table:table-cell>
          <table:table-cell office:value-type="string" calcext:value-type="string" table:number-columns-spanned="1" table:number-rows-spanned="2">
            <text:p>Количество</text:p>
          </table:table-cell>
          <table:table-cell table:style-name="Default" office:value-type="string" calcext:value-type="string" table:number-columns-spanned="4" table:number-rows-spanned="1">
            <text:p>Количество единиц ремонтной сложности</text:p>
          </table:table-cell>
          <table:covered-table-cell table:number-columns-repeated="3"/>
          <table:table-cell table:number-columns-repeated="11"/>
        </table:table-row>
        <table:table-row table:style-name="ro17">
          <table:covered-table-cell table:style-name="Default"/>
          <table:covered-table-cell/>
          <table:table-cell table:style-name="ce3" office:value-type="string" calcext:value-type="string">
            <text:p>Слесарных работ по механической части</text:p>
          </table:table-cell>
          <table:table-cell table:style-name="ce3" office:value-type="string" calcext:value-type="string">
            <text:p>Слесарных работ по электрической части</text:p>
          </table:table-cell>
          <table:table-cell table:style-name="ce3" office:value-type="string" calcext:value-type="string">
            <text:p>по станочным работам</text:p>
          </table:table-cell>
          <table:table-cell table:style-name="ce3" office:value-type="string" calcext:value-type="string">
            <text:p>по прочим работам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Универсальный фрезерный станок</text:p>
          </table:table-cell>
          <table:table-cell table:formula="of:=[.D77]" office:value-type="float" office:value="4" calcext:value-type="float">
            <text:p>4.00</text:p>
          </table:table-cell>
          <table:table-cell table:style-name="Default" office:value-type="float" office:value="16.5" calcext:value-type="float">
            <text:p>16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.5" calcext:value-type="float">
            <text:p>28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Плоскошлифовальный станок</text:p>
          </table:table-cell>
          <table:table-cell table:formula="of:=[.D78]" office:value-type="float" office:value="2" calcext:value-type="float">
            <text:p>2.0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5.5" calcext:value-type="float">
            <text:p>25.5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Токарно-винторезный станок</text:p>
          </table:table-cell>
          <table:table-cell table:formula="of:=[.D80]" office:value-type="float" office:value="3" calcext:value-type="float">
            <text:p>3.00</text:p>
          </table:table-cell>
          <table:table-cell table:style-name="Default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.5" calcext:value-type="float">
            <text:p>15.5</text:p>
          </table:table-cell>
          <table:table-cell table:number-columns-repeated="11"/>
        </table:table-row>
        <table:table-row table:style-name="ro19">
          <table:table-cell office:value-type="string" calcext:value-type="string">
            <text:p>Настольно-сверлильный станок</text:p>
          </table:table-cell>
          <table:table-cell table:formula="of:=[.D81]" office:value-type="float" office:value="2" calcext:value-type="float">
            <text:p>2.00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.5" calcext:value-type="float">
            <text:p>1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Электрокар</text:p>
          </table:table-cell>
          <table:table-cell table:formula="of:=[.D83]" office:value-type="float" office:value="1" calcext:value-type="float">
            <text:p>1.0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Сумма произведений</text:p>
          </table:table-cell>
          <table:table-cell table:style-name="Default"/>
          <table:table-cell table:style-name="Default" table:formula="of:=[.B110]*[.C110]+[.B111]*[.C111]+[.B112]*[.C112]+[.B113]*[.C113]+[.B114]*[.C114]" office:value-type="float" office:value="142.5" calcext:value-type="float">
            <text:p>142.5</text:p>
          </table:table-cell>
          <table:table-cell table:formula="of:=[.B110]*[.D110]+[.B111]*[.D111]+[.B112]*[.D112]+[.B113]*[.D113]+[.B114]*[.D114]" office:value-type="float" office:value="143.5" calcext:value-type="float">
            <text:p>143.5</text:p>
          </table:table-cell>
          <table:table-cell table:formula="of:=[.B110]*[.E110]+[.B111]*[.E111]+[.B112]*[.E112]+[.B113]*[.E113]+[.B114]*[.E114]" office:value-type="float" office:value="286" calcext:value-type="float">
            <text:p>286</text:p>
          </table:table-cell>
          <table:table-cell table:formula="of:=[.B110]*[.F110]+[.B111]*[.F111]+[.B112]*[.F112]+[.B113]*[.F113]+[.B114]*[.F114]"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Трудоемкость</text:p>
          </table:table-cell>
          <table:table-cell table:style-name="Default" office:value-type="string" calcext:value-type="string">
            <text:p>ремонт</text:p>
          </table:table-cell>
          <table:table-cell table:style-name="Default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formula="of:=9.92*[.C115]" office:value-type="float" office:value="1413.6" calcext:value-type="float">
            <text:p>1413.60</text:p>
          </table:table-cell>
          <table:table-cell table:formula="of:=[.$B$16]*60*[.$B$15]/500*[.C115]" office:value-type="float" office:value="273.6" calcext:value-type="float">
            <text:p>273.60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formula="of:=3.34*[.D115]" office:value-type="float" office:value="479.29" calcext:value-type="float">
            <text:p>479.29</text:p>
          </table:table-cell>
          <table:table-cell table:formula="of:=[.$B$16]*60*[.$B$15]/650*[.D115]" office:value-type="float" office:value="211.938461538462" calcext:value-type="float">
            <text:p>211.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formula="of:=4.9*[.E115]" office:value-type="float" office:value="1401.4" calcext:value-type="float">
            <text:p>1401.40</text:p>
          </table:table-cell>
          <table:table-cell table:formula="of:=[.$B$16]*60*[.$B$15]/1650*[.E115]" office:value-type="float" office:value="166.4" calcext:value-type="float">
            <text:p>166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formula="of:=0.984*[.F115]" office:value-type="float" office:value="281.424" calcext:value-type="float">
            <text:p>281.42</text:p>
          </table:table-cell>
          <table:table-cell table:formula="of:=[.$B$16]*60*[.$B$15]/1000*[.F115]" office:value-type="float" office:value="274.56" calcext:value-type="float">
            <text:p>274.56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8">
          <table:table-cell table:style-name="ce2" office:value-type="string" calcext:value-type="string">
            <text:p>Численность вспомогательных рабочих</text:p>
          </table:table-cell>
          <table:table-cell table:style-name="ce2" office:value-type="string" calcext:value-type="string">
            <text:p>ремонта</text:p>
          </table:table-cell>
          <table:table-cell table:style-name="ce2" office:value-type="string" calcext:value-type="string">
            <text:p>обслуживание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механической части</text:p>
          </table:table-cell>
          <table:table-cell table:style-name="ce2" table:formula="of:=[.B118]/(60*[.$B$16]*[.$B$21])" office:value-type="float" office:value="2.67727272727273" calcext:value-type="float">
            <text:p>2.68</text:p>
          </table:table-cell>
          <table:table-cell table:style-name="ce2" table:formula="of:=[.C118]/(60*[.$B$16]*[.$B$21])" office:value-type="float" office:value="0.518181818181818" calcext:value-type="float">
            <text:p>0.52</text:p>
          </table:table-cell>
          <table:table-cell table:number-columns-repeated="14"/>
        </table:table-row>
        <table:table-row table:style-name="ro19">
          <table:table-cell office:value-type="string" calcext:value-type="string">
            <text:p>слесарных работ по электрической части</text:p>
          </table:table-cell>
          <table:table-cell table:style-name="ce2" table:formula="of:=[.B119]/(60*[.$B$16]*[.$B$21])" office:value-type="float" office:value="0.907746212121212" calcext:value-type="float">
            <text:p>0.91</text:p>
          </table:table-cell>
          <table:table-cell table:style-name="ce2" table:formula="of:=[.C119]/(60*[.$B$16]*[.$B$21])" office:value-type="float" office:value="0.401398601398601" calcext:value-type="float">
            <text:p>0.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таночных работ</text:p>
          </table:table-cell>
          <table:table-cell table:style-name="ce2" table:formula="of:=[.B120]/(60*[.$B$16]*[.$B$21])" office:value-type="float" office:value="2.65416666666667" calcext:value-type="float">
            <text:p>2.65</text:p>
          </table:table-cell>
          <table:table-cell table:style-name="ce2" table:formula="of:=[.C120]/(60*[.$B$16]*[.$B$21])" office:value-type="float" office:value="0.315151515151515" calcext:value-type="float">
            <text:p>0.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Прочих работ</text:p>
          </table:table-cell>
          <table:table-cell table:style-name="ce2" table:formula="of:=[.B121]/(60*[.$B$16]*[.$B$21])" office:value-type="float" office:value="0.533" calcext:value-type="float">
            <text:p>0.53</text:p>
          </table:table-cell>
          <table:table-cell table:style-name="ce2" table:formula="of:=[.C121]/(60*[.$B$16]*[.$B$21])" office:value-type="float" office:value="0.52" calcext:value-type="float">
            <text:p>0.52</text:p>
          </table:table-cell>
          <table:table-cell table:number-columns-repeated="14"/>
        </table:table-row>
        <table:table-row table:style-name="ro1">
          <table:table-cell table:style-name="ce2" table:number-columns-repeated="3"/>
          <table:table-cell table:number-columns-repeated="14"/>
        </table:table-row>
        <table:table-row table:style-name="ro19">
          <table:table-cell table:style-name="ce4" office:value-type="string" calcext:value-type="string">
            <text:p>Состав ППП на предприятиии</text:p>
          </table:table-cell>
          <table:table-cell table:style-name="ce4" office:value-type="string" calcext:value-type="string">
            <text:p>Количество человек</text:p>
          </table:table-cell>
          <table:table-cell table:style-name="ce4" office:value-type="string" calcext:value-type="string">
            <text:p>% от общего количества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Основные производственные рабочие</text:p>
          </table:table-cell>
          <table:table-cell table:style-name="ce4" table:formula="of:=ROUND([.B105])" office:value-type="float" office:value="27" calcext:value-type="float">
            <text:p>27</text:p>
          </table:table-cell>
          <table:table-cell table:style-name="ce2" table:formula="of:=[.B130]/[.$B$135]*100" office:value-type="float" office:value="42.1875" calcext:value-type="float">
            <text:p>42.19</text:p>
          </table:table-cell>
          <table:table-cell table:number-columns-repeated="14"/>
        </table:table-row>
        <table:table-row table:style-name="ro19">
          <table:table-cell table:style-name="ce4" office:value-type="string" calcext:value-type="string">
            <text:p>Вспомогателные рабочие</text:p>
          </table:table-cell>
          <table:table-cell table:style-name="Default" table:formula="of:=[.B132]+[.B133]" office:value-type="float" office:value="34" calcext:value-type="float">
            <text:p>34</text:p>
          </table:table-cell>
          <table:table-cell table:style-name="ce2" table:formula="of:=[.B131]/[.$B$135]*100" office:value-type="float" office:value="53.125" calcext:value-type="float">
            <text:p>53.13</text:p>
          </table:table-cell>
          <table:table-cell table:number-columns-repeated="14"/>
        </table:table-row>
        <table:table-row table:style-name="ro19">
          <table:table-cell table:style-name="ce4" office:value-type="string" calcext:value-type="string">
            <text:p>Обслуживающие оборудование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formula="of:=[.B132]/[.$B$135]*100" office:value-type="float" office:value="31.25" calcext:value-type="float">
            <text:p>31.25</text:p>
          </table:table-cell>
          <table:table-cell table:number-columns-repeated="14"/>
        </table:table-row>
        <table:table-row table:style-name="ro19">
          <table:table-cell table:style-name="ce4" office:value-type="string" calcext:value-type="string">
            <text:p>Не обслуживающие ободрудование</text:p>
          </table:table-cell>
          <table:table-cell table:style-name="ce4" office:value-type="float" office:value="14" calcext:value-type="float">
            <text:p>14</text:p>
          </table:table-cell>
          <table:table-cell table:style-name="ce2" table:formula="of:=[.B133]/[.$B$135]*100" office:value-type="float" office:value="21.875" calcext:value-type="float">
            <text:p>21.88</text:p>
          </table:table-cell>
          <table:table-cell table:number-columns-repeated="14"/>
        </table:table-row>
        <table:table-row table:style-name="ro18">
          <table:table-cell table:style-name="ce4" office:value-type="string" calcext:value-type="string">
            <text:p>ИТР и управленческий перснал</text:p>
          </table:table-cell>
          <table:table-cell table:style-name="ce4" office:value-type="float" office:value="3" calcext:value-type="float">
            <text:p>3</text:p>
          </table:table-cell>
          <table:table-cell table:style-name="ce2" table:formula="of:=[.B134]/[.$B$135]*100" office:value-type="float" office:value="4.6875" calcext:value-type="float">
            <text:p>4.69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Сумма</text:p>
          </table:table-cell>
          <table:table-cell table:style-name="ce4" table:formula="of:=[.B130]+[.B131]+[.B134]" office:value-type="float" office:value="64" calcext:value-type="float">
            <text:p>64</text:p>
          </table:table-cell>
          <table:table-cell table:style-name="ce2" table:formula="of:=[.B135]/[.$B$135]*100" office:value-type="float" office:value="100" calcext:value-type="float">
            <text:p>100.00</text:p>
          </table:table-cell>
          <table:table-cell table:number-columns-repeated="14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Default" table:number-columns-repeated="2"/>
          <table:table-cell table:number-columns-repeated="14"/>
        </table:table-row>
        <table:table-row table:style-name="ro11">
          <table:table-cell table:style-name="ce5" office:value-type="string" calcext:value-type="string">
            <text:p>Наименование операции</text:p>
          </table:table-cell>
          <table:table-cell table:style-name="ce5" office:value-type="string" calcext:value-type="string">
            <text:p>Разряд работ</text:p>
          </table:table-cell>
          <table:table-cell table:style-name="ce5" office:value-type="string" calcext:value-type="string">
            <text:p>Норма времени t_шт</text:p>
          </table:table-cell>
          <table:table-cell table:style-name="ce5" office:value-type="string" calcext:value-type="string">
            <text:p>Часовая тарифная ставка</text:p>
          </table:table-cell>
          <table:table-cell table:style-name="ce5" office:value-type="string" calcext:value-type="string">
            <text:p>Заработная плата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. Фрезе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4]" office:value-type="float" office:value="5.81818181818182" calcext:value-type="float">
            <text:p>5.82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39]*[.D139]/60" office:value-type="float" office:value="0.0864" calcext:value-type="float">
            <text:p>0.08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2. Шлифоваль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5]" office:value-type="float" office:value="7.45454545454545" calcext:value-type="float">
            <text:p>7.45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0]*[.D140]/60" office:value-type="float" office:value="0.129460606060606" calcext:value-type="float">
            <text:p>0.12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3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6]" office:value-type="float" office:value="8.36363636363636" calcext:value-type="float">
            <text:p>8.36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1]*[.D141]/60" office:value-type="float" office:value="0.1242" calcext:value-type="float">
            <text:p>0.12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4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7]" office:value-type="float" office:value="3.63636363636364" calcext:value-type="float">
            <text:p>3.64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2]*[.D142]/60" office:value-type="float" office:value="0.0631515151515152" calcext:value-type="float">
            <text:p>0.06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5. Фрезе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8]" office:value-type="float" office:value="6.90909090909091" calcext:value-type="float">
            <text:p>6.91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3]*[.D143]/60" office:value-type="float" office:value="0.119987878787879" calcext:value-type="float">
            <text:p>0.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6. Слесар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9]" office:value-type="float" office:value="4.54545454545455" calcext:value-type="float">
            <text:p>4.55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4]*[.D144]/60" office:value-type="float" office:value="0.0675000000000001" calcext:value-type="float">
            <text:p>0.068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7. Сверлильная</text:p>
          </table:table-cell>
          <table:table-cell table:style-name="Default" office:value-type="float" office:value="3" calcext:value-type="float">
            <text:p>3</text:p>
          </table:table-cell>
          <table:table-cell table:formula="of:=[.D10]" office:value-type="float" office:value="6.18181818181818" calcext:value-type="float">
            <text:p>6.18</text:p>
          </table:table-cell>
          <table:table-cell office:value-type="float" office:value="0.891" calcext:value-type="float">
            <text:p>0.891</text:p>
          </table:table-cell>
          <table:table-cell table:style-name="ce11" table:formula="of:=[.C145]*[.D145]/60" office:value-type="float" office:value="0.0918" calcext:value-type="float">
            <text:p>0.09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8. Токарная</text:p>
          </table:table-cell>
          <table:table-cell table:style-name="Default" office:value-type="float" office:value="4" calcext:value-type="float">
            <text:p>4</text:p>
          </table:table-cell>
          <table:table-cell table:formula="of:=[.D11]" office:value-type="float" office:value="6.36363636363636" calcext:value-type="float">
            <text:p>6.36</text:p>
          </table:table-cell>
          <table:table-cell office:value-type="float" office:value="1.042" calcext:value-type="float">
            <text:p>1.042</text:p>
          </table:table-cell>
          <table:table-cell table:style-name="ce11" table:formula="of:=[.C146]*[.D146]/60" office:value-type="float" office:value="0.110515151515151" calcext:value-type="float">
            <text:p>0.111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Сумма</text:p>
          </table:table-cell>
          <table:table-cell table:style-name="Default" table:number-columns-repeated="2"/>
          <table:table-cell/>
          <table:table-cell table:style-name="ce11" table:formula="of:=SUM([.E139:.E146])" office:value-type="float" office:value="0.793015151515152" calcext:value-type="float">
            <text:p>0.793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Премия, %</text:p>
          </table:table-cell>
          <table:table-cell table:style-name="Default" table:number-columns-repeated="2"/>
          <table:table-cell/>
          <table:table-cell table:style-name="ce11" office:value-type="float" office:value="30" calcext:value-type="float">
            <text:p>30.000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Всего</text:p>
          </table:table-cell>
          <table:table-cell table:style-name="Default" table:number-columns-repeated="2"/>
          <table:table-cell/>
          <table:table-cell table:style-name="ce11" table:formula="of:=[.E147]*(1+[.E148]/100)" office:value-type="float" office:value="1.0309196969697" calcext:value-type="float">
            <text:p>1.031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office:value-type="string" calcext:value-type="string">
            <text:p>Основная заработная плата производственных рабочих</text:p>
          </table:table-cell>
          <table:table-cell table:style-name="ce11" table:formula="of:=[.E149]" office:value-type="float" office:value="1.0309196969697" calcext:value-type="float">
            <text:p>1.031</text:p>
          </table:table-cell>
          <table:table-cell table:style-name="ce3" table:number-columns-repeated="3"/>
          <table:table-cell table:number-columns-repeated="12"/>
        </table:table-row>
        <table:table-row table:style-name="ro20">
          <table:table-cell office:value-type="string" calcext:value-type="string">
            <text:p>Дополнительная заработная плата основных производственных рабочих</text:p>
          </table:table-cell>
          <table:table-cell table:style-name="ce6" table:formula="of:=[.E149]*[.E152]/100" office:value-type="float" office:value="0.309275909090909" calcext:value-type="float">
            <text:p>0.309</text:p>
          </table:table-cell>
          <table:table-cell table:style-name="ce3"/>
          <table:table-cell table:style-name="ce3" office:value-type="string" calcext:value-type="string">
            <text:p>Коэффициент доп. Заработной платы</text:p>
          </table:table-cell>
          <table:table-cell table:style-name="ce6" office:value-type="float" office:value="30" calcext:value-type="float">
            <text:p>30.000</text:p>
          </table:table-cell>
          <table:table-cell table:number-columns-repeated="12"/>
        </table:table-row>
        <table:table-row table:style-name="ro20">
          <table:table-cell office:value-type="string" calcext:value-type="string">
            <text:p>Основная и дополнительная зарплата прочего ППП</text:p>
          </table:table-cell>
          <table:table-cell table:style-name="ce6" table:formula="of:=([.E149]+[.B152])*[.E153]" office:value-type="float" office:value="2.68039121212121" calcext:value-type="float">
            <text:p>2.680</text:p>
          </table:table-cell>
          <table:table-cell table:style-name="ce3"/>
          <table:table-cell table:style-name="ce3" office:value-type="string" calcext:value-type="string">
            <text:p>Соотношение заработной платы производственных рабочих и остальных работающих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3"/>
          <table:table-cell office:value-type="string" calcext:value-type="string">
            <text:p>Базовый оклад ИТР и управленческого персонала</text:p>
          </table:table-cell>
          <table:table-cell table:style-name="ce6" office:value-type="float" office:value="160" calcext:value-type="float">
            <text:p>160.000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office:value-type="string" calcext:value-type="string">
            <text:p>Премия, %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20">
          <table:table-cell table:style-name="Default"/>
          <table:table-cell table:style-name="ce6"/>
          <table:table-cell table:style-name="ce3"/>
          <table:table-cell table:style-name="ce3" office:value-type="string" calcext:value-type="string">
            <text:p>Основная и дополнительная зарплата ИТР и управленческого персонала</text:p>
          </table:table-cell>
          <table:table-cell table:style-name="ce6" table:formula="of:=(1+[.E155]/100)*[.B134]*[.E154]" office:value-type="float" office:value="624" calcext:value-type="float">
            <text:p>624.000</text:p>
          </table:table-cell>
          <table:table-cell table:number-columns-repeated="12"/>
        </table:table-row>
        <table:table-row table:style-name="ro10">
          <table:table-cell office:value-type="string" calcext:value-type="string">
            <text:p>Отчисления в фонд соцзащиты</text:p>
          </table:table-cell>
          <table:table-cell table:style-name="ce6" table:formula="of:=([.E149]+[.B152]+[.B153])*0.35" office:value-type="float" office:value="1.40720538636364" calcext:value-type="float">
            <text:p>1.407</text:p>
          </table:table-cell>
          <table:table-cell table:style-name="ce3"/>
          <table:table-cell table:number-columns-repeated="14"/>
        </table:table-row>
        <table:table-row table:style-name="ro10">
          <table:table-cell office:value-type="string" calcext:value-type="string">
            <text:p>Единый платеж налогов</text:p>
          </table:table-cell>
          <table:table-cell table:style-name="ce6" table:formula="of:=([.E149]+[.B152]+[.B153])*0.05" office:value-type="float" office:value="0.201029340909091" calcext:value-type="float">
            <text:p>0.201</text:p>
          </table:table-cell>
          <table:table-cell table:style-name="ce3"/>
          <table:table-cell table:number-columns-repeated="14"/>
        </table:table-row>
        <table:table-row table:style-name="ro9">
          <table:table-cell office:value-type="string" calcext:value-type="string">
            <text:p>Топливо и электроэнергия для технологических целей</text:p>
          </table:table-cell>
          <table:table-cell table:style-name="ce6" table:formula="of:=[.H84]*8*0.035*2*0.65*0.45*[.C67]*1.15/0.75/5000" office:value-type="float" office:value="0.00345385063636364" calcext:value-type="float">
            <text:p>0.003</text:p>
          </table:table-cell>
          <table:table-cell table:style-name="ce3"/>
          <table:table-cell table:number-columns-repeated="14"/>
        </table:table-row>
        <table:table-row table:style-name="ro21">
          <table:table-cell table:style-name="ce6" office:value-type="string" calcext:value-type="string">
            <text:p>Подготовка и освоение производства</text:p>
          </table:table-cell>
          <table:table-cell table:style-name="ce6" table:formula="of:=[.E149]*0.1" office:value-type="float" office:value="0.10309196969697" calcext:value-type="float">
            <text:p>0.103</text:p>
          </table:table-cell>
          <table:table-cell table:style-name="ce6" table:number-columns-repeated="3"/>
          <table:table-cell table:number-columns-repeated="12"/>
        </table:table-row>
        <table:table-row table:style-name="ro22">
          <table:table-cell table:style-name="ce6" office:value-type="string" calcext:value-type="string">
            <text:p>Износ инструментов и приспособлений целевого назанчения</text:p>
          </table:table-cell>
          <table:table-cell table:style-name="ce6" table:formula="of:=[.E149]*0.15" office:value-type="float" office:value="0.154637954545455" calcext:value-type="float">
            <text:p>0.155</text:p>
          </table:table-cell>
          <table:table-cell table:style-name="ce6" table:number-columns-repeated="3"/>
          <table:table-cell table:number-columns-repeated="12"/>
        </table:table-row>
        <table:table-row table:style-name="ro23">
          <table:table-cell table:style-name="ce6" office:value-type="string" calcext:value-type="string">
            <text:p>Амортизационные отчисления</text:p>
          </table:table-cell>
          <table:table-cell table:style-name="ce6" table:formula="of:=[.O85]/[.B24]" office:value-type="float" office:value="1.2222606" calcext:value-type="float">
            <text:p>1.222</text:p>
          </table:table-cell>
          <table:table-cell table:style-name="ce6" table:number-columns-repeated="3"/>
          <table:table-cell table:number-columns-repeated="12"/>
        </table:table-row>
        <table:table-row table:style-name="ro21">
          <table:table-cell table:style-name="ce6" office:value-type="string" calcext:value-type="string">
            <text:p>Общепроизводственные расходы</text:p>
          </table:table-cell>
          <table:table-cell table:style-name="ce6" table:formula="of:=[.E149]*[.E163]/100" office:value-type="float" office:value="0.927827727272727" calcext:value-type="float">
            <text:p>0.928</text:p>
          </table:table-cell>
          <table:table-cell table:style-name="ce6"/>
          <table:table-cell table:style-name="ce6" office:value-type="string" calcext:value-type="string">
            <text:p>Норма общепроизводственных расходов</text:p>
          </table:table-cell>
          <table:table-cell table:style-name="ce6" office:value-type="float" office:value="90" calcext:value-type="float">
            <text:p>90.000</text:p>
          </table:table-cell>
          <table:table-cell table:number-columns-repeated="12"/>
        </table:table-row>
        <table:table-row table:style-name="ro21">
          <table:table-cell table:style-name="ce6" office:value-type="string" calcext:value-type="string">
            <text:p>Общехозяйственные расходы</text:p>
          </table:table-cell>
          <table:table-cell table:style-name="ce6" table:formula="of:=[.E149]*[.E164]/100" office:value-type="float" office:value="0.721643787878788" calcext:value-type="float">
            <text:p>0.722</text:p>
          </table:table-cell>
          <table:table-cell table:style-name="ce6"/>
          <table:table-cell table:style-name="ce6" office:value-type="string" calcext:value-type="string">
            <text:p>Норма общехозяйственных расходов</text:p>
          </table:table-cell>
          <table:table-cell table:style-name="ce6" office:value-type="float" office:value="70" calcext:value-type="float">
            <text:p>70.000</text:p>
          </table:table-cell>
          <table:table-cell table:number-columns-repeated="12"/>
        </table:table-row>
        <table:table-row table:style-name="ro21">
          <table:table-cell table:style-name="ce6" office:value-type="string" calcext:value-type="string">
            <text:p>Прочие производственные расходы</text:p>
          </table:table-cell>
          <table:table-cell table:style-name="ce6" table:formula="of:=[.E165]*0.007" office:value-type="float" office:value="0.061332162048394" calcext:value-type="float">
            <text:p>0.061</text:p>
          </table:table-cell>
          <table:table-cell table:style-name="ce6"/>
          <table:table-cell table:style-name="ce7" office:value-type="string" calcext:value-type="string">
            <text:p>Сумма</text:p>
          </table:table-cell>
          <table:table-cell table:style-name="ce6" table:formula="of:=SUM([.B151:.B164])" office:value-type="float" office:value="8.76173743548485" calcext:value-type="float">
            <text:p>8.762</text:p>
          </table:table-cell>
          <table:table-cell table:number-columns-repeated="12"/>
        </table:table-row>
        <table:table-row table:style-name="ro23">
          <table:table-cell table:style-name="ce7" office:value-type="string" calcext:value-type="string">
            <text:p>Производственная себестоимость</text:p>
          </table:table-cell>
          <table:table-cell table:style-name="ce7" table:formula="of:=[.E165]+[.B165]" office:value-type="float" office:value="8.82306959753324" calcext:value-type="float">
            <text:p>8.823</text:p>
          </table:table-cell>
          <table:table-cell table:style-name="ce6" table:number-columns-repeated="3"/>
          <table:table-cell table:number-columns-repeated="12"/>
        </table:table-row>
        <table:table-row table:style-name="ro23">
          <table:table-cell table:style-name="ce6" office:value-type="string" calcext:value-type="string">
            <text:p>Коммерческие расходы</text:p>
          </table:table-cell>
          <table:table-cell table:style-name="ce6" table:formula="of:=[.B166]*[.E167]/100" office:value-type="float" office:value="0.0882306959753324" calcext:value-type="float">
            <text:p>0.088</text:p>
          </table:table-cell>
          <table:table-cell table:style-name="ce6"/>
          <table:table-cell table:style-name="ce6" office:value-type="string" calcext:value-type="string">
            <text:p>Норма коммерческих расходов</text:p>
          </table:table-cell>
          <table:table-cell table:style-name="ce6" office:value-type="float" office:value="1" calcext:value-type="float">
            <text:p>1.000</text:p>
          </table:table-cell>
          <table:table-cell table:number-columns-repeated="12"/>
        </table:table-row>
        <table:table-row table:style-name="ro23">
          <table:table-cell table:style-name="ce7" office:value-type="string" calcext:value-type="string">
            <text:p>Полная себестоимость</text:p>
          </table:table-cell>
          <table:table-cell table:style-name="ce7" table:formula="of:=[.B166]+[.B167]" office:value-type="float" office:value="8.91130029350858" calcext:value-type="float">
            <text:p>8.911</text:p>
          </table:table-cell>
          <table:table-cell table:style-name="ce6" table:number-columns-repeated="3"/>
          <table:table-cell table:number-columns-repeated="12"/>
        </table:table-row>
        <table:table-row table:style-name="ro15">
          <table:table-cell table:style-name="ce6" office:value-type="string" calcext:value-type="string">
            <text:p>Нормативная прибыль</text:p>
          </table:table-cell>
          <table:table-cell table:style-name="ce6" table:formula="of:=[.B168]*[.E169]/100" office:value-type="float" office:value="3.56452011740343" calcext:value-type="float">
            <text:p>3.565</text:p>
          </table:table-cell>
          <table:table-cell table:style-name="ce6"/>
          <table:table-cell table:style-name="ce6" office:value-type="string" calcext:value-type="string">
            <text:p>Уровень рентабельности</text:p>
          </table:table-cell>
          <table:table-cell table:style-name="ce6" office:value-type="float" office:value="40" calcext:value-type="float">
            <text:p>40.000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Цена предприятия</text:p>
          </table:table-cell>
          <table:table-cell table:style-name="ce7" table:formula="of:=[.B168]+[.B169]" office:value-type="float" office:value="12.475820410912" calcext:value-type="float">
            <text:p>12.476</text:p>
          </table:table-cell>
          <table:table-cell table:style-name="ce6" table:number-columns-repeated="3"/>
          <table:table-cell table:number-columns-repeated="12"/>
        </table:table-row>
        <table:table-row table:style-name="ro6">
          <table:table-cell table:style-name="ce6" office:value-type="string" calcext:value-type="string">
            <text:p>Отчисления в местные целевые бюджетные фонды</text:p>
          </table:table-cell>
          <table:table-cell table:style-name="ce6" table:formula="of:=[.B170]*[.E171]/(100-[.E171])" office:value-type="float" office:value="0.319892831049026" calcext:value-type="float">
            <text:p>0.320</text:p>
          </table:table-cell>
          <table:table-cell table:style-name="ce6"/>
          <table:table-cell table:style-name="ce6" office:value-type="string" calcext:value-type="string">
            <text:p>Норма отчислений в местные целевые бюджетные фонды</text:p>
          </table:table-cell>
          <table:table-cell table:style-name="ce6" office:value-type="float" office:value="2.5" calcext:value-type="float">
            <text:p>2.500</text:p>
          </table:table-cell>
          <table:table-cell table:number-columns-repeated="12"/>
        </table:table-row>
        <table:table-row table:style-name="ro24">
          <table:table-cell table:style-name="ce6" office:value-type="string" calcext:value-type="string">
            <text:p>Отчисления в республиканский фонд поддержки производителей с/х продукции</text:p>
          </table:table-cell>
          <table:table-cell table:style-name="ce6" table:formula="of:=([.B170]+[.B171])*[.E172]/(100-[.E172])" office:value-type="float" office:value="0.26113700493798" calcext:value-type="float">
            <text:p>0.261</text:p>
          </table:table-cell>
          <table:table-cell table:style-name="ce6"/>
          <table:table-cell table:style-name="ce6" office:value-type="string" calcext:value-type="string">
            <text:p>Норма отчислений в республиканский фонд поддержки производителей с/х продукции</text:p>
          </table:table-cell>
          <table:table-cell table:style-name="ce6" office:value-type="float" office:value="2" calcext:value-type="float">
            <text:p>2.000</text:p>
          </table:table-cell>
          <table:table-cell table:number-columns-repeated="12"/>
        </table:table-row>
        <table:table-row table:style-name="ro15">
          <table:table-cell table:style-name="ce7" office:value-type="string" calcext:value-type="string">
            <text:p>Цена без учета НДС</text:p>
          </table:table-cell>
          <table:table-cell table:style-name="ce7" table:formula="of:=[.B170]+[.B171]+[.B172]" office:value-type="float" office:value="13.056850246899" calcext:value-type="float">
            <text:p>13.057</text:p>
          </table:table-cell>
          <table:table-cell table:style-name="ce6" table:number-columns-repeated="3"/>
          <table:table-cell table:number-columns-repeated="12"/>
        </table:table-row>
        <table:table-row table:style-name="ro1">
          <table:table-cell table:style-name="ce6" office:value-type="string" calcext:value-type="string">
            <text:p>НДС</text:p>
          </table:table-cell>
          <table:table-cell table:style-name="ce6" table:formula="of:=[.B173]*[.E174]/100" office:value-type="float" office:value="2.6113700493798" calcext:value-type="float">
            <text:p>2.611</text:p>
          </table:table-cell>
          <table:table-cell table:style-name="ce6"/>
          <table:table-cell table:style-name="ce6" office:value-type="string" calcext:value-type="string">
            <text:p>Норма НДС</text:p>
          </table:table-cell>
          <table:table-cell table:style-name="ce6" office:value-type="float" office:value="20" calcext:value-type="float">
            <text:p>20.000</text:p>
          </table:table-cell>
          <table:table-cell table:number-columns-repeated="12"/>
        </table:table-row>
        <table:table-row table:style-name="ro16">
          <table:table-cell table:style-name="ce7" office:value-type="string" calcext:value-type="string">
            <text:p>Цена реализации</text:p>
          </table:table-cell>
          <table:table-cell table:style-name="ce7" table:formula="of:=[.B173]+[.B174]" office:value-type="float" office:value="15.6682202962788" calcext:value-type="float">
            <text:p>15.668</text:p>
          </table:table-cell>
          <table:table-cell table:style-name="ce6" table:number-columns-repeated="3"/>
          <table:table-cell table:number-columns-repeated="12"/>
        </table:table-row>
        <table:table-row table:style-name="ro1" table:number-rows-repeated="7">
          <table:table-cell table:style-name="ce6" table:number-columns-repeated="5"/>
          <table:table-cell table:number-columns-repeated="12"/>
        </table:table-row>
        <table:table-row table:style-name="ro1">
          <table:table-cell table:style-name="ce6" table:number-columns-repeated="5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4:10:26.729236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2:07:59.364023345</meta:creation-date>
    <dc:date>2015-05-05T16:11:43.270624508</dc:date>
    <meta:editing-duration>PT2H31M59S</meta:editing-duration>
    <meta:editing-cycles>10</meta:editing-cycles>
    <meta:generator>LibreOffice/4.3.5.2.0$Linux_X86_64 LibreOffice_project/430m0$Build-2</meta:generator>
    <meta:document-statistic meta:table-count="1" meta:cell-count="609" meta:object-count="0"/>
  </office:meta>
</office:document-meta>
</file>